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1.251cm" fo:margin-right="0cm" fo:text-indent="-0.635cm" style:auto-text-indent="false"/>
      <style:text-properties fo:font-weight="normal" style:font-weight-asian="normal" style:font-weight-complex="normal"/>
    </style:style>
    <style:style style:name="P6" style:family="paragraph" style:parent-style-name="Standard">
      <style:paragraph-properties fo:margin-left="0.616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ext-properties fo:font-weight="bold" style:font-weight-asian="bold" style:font-weight-complex="bold"/>
    </style:style>
    <style:style style:name="P9" style:family="paragraph" style:parent-style-name="Standard">
      <style:paragraph-properties fo:margin-left="0cm" fo:margin-right="0cm" fo:text-indent="0cm" style:auto-text-indent="fals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0"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3"/>
    <style:style style:name="P19"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text-properties fo:font-weight="bold" style:font-weight-asian="bold" style:font-weight-complex="bold"/>
    </style:style>
    <style:style style:name="P25" style:family="paragraph" style:parent-style-name="Standard" style:list-style-name="L8">
      <style:paragraph-properties fo:margin-left="2.501cm" fo:margin-right="0cm" fo:text-indent="-0.635cm" style:auto-text-indent="false"/>
      <style:text-properties fo:font-weight="normal" style:font-weight-asian="normal" style:font-weight-complex="normal"/>
    </style:style>
    <style:style style:name="P26" style:family="paragraph" style:parent-style-name="Standard" style:list-style-name="L8">
      <style:paragraph-properties fo:margin-left="2.501cm" fo:margin-right="0cm" fo:text-align="start" style:justify-single-word="false" fo:text-indent="-0.635cm" style:auto-text-indent="false"/>
      <style:text-properties fo:font-weight="normal" style:font-weight-asian="normal" style:font-weight-complex="normal"/>
    </style:style>
    <style:style style:name="P27" style:family="paragraph" style:parent-style-name="Standard" style:list-style-name="L8">
      <style:paragraph-properties fo:margin-left="1.251cm" fo:margin-right="0cm" fo:text-indent="-0.635cm" style:auto-text-indent="false"/>
      <style:text-properties fo:font-weight="bold" style:font-weight-asian="bold" style:font-weight-complex="bold"/>
    </style:style>
    <style:style style:name="P28"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9"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0"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monospace" fo:font-size="10.5pt" fo:letter-spacing="normal" fo:font-style="normal" fo:font-weight="normal" style:font-weight-asian="normal" style:font-weight-complex="normal"/>
    </style:style>
    <style:style style:name="P33" style:family="paragraph">
      <style:text-properties fo:font-size="10pt" style:font-size-asian="10pt" style:font-size-complex="10pt"/>
    </style:style>
    <style:style style:name="T1" style:family="text">
      <style:text-properties fo:font-size="20pt" style:font-size-asian="20pt" style:font-size-complex="2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Times New Roman" fo:font-size="12pt" fo:letter-spacing="normal" fo:font-style="normal" fo:font-weight="bold"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font-size-asian="12pt" style:font-size-complex="12pt"/>
    </style:style>
    <style:style style:name="T12" style:family="text">
      <style:text-properties fo:font-variant="normal" fo:text-transform="none" fo:color="#000000" style:font-name="Times New Roman" fo:font-size="12pt" fo:letter-spacing="normal" style:font-size-asian="12pt" style:font-size-complex="12pt"/>
    </style:style>
    <style:style style:name="T13" style:family="text">
      <style:text-properties fo:font-variant="normal" fo:text-transform="none" fo:color="#000000" style:font-name="Times New Roman" fo:font-size="12pt" fo:letter-spacing="normal" fo:font-style="italic" fo:font-weight="normal" style:font-size-asian="12pt" style:font-size-complex="12pt"/>
    </style:style>
    <style:style style:name="T14"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5" style:family="text">
      <style:text-properties fo:color="#66cc66"/>
    </style:style>
    <style:style style:name="T16" style:family="text">
      <style:text-properties fo:color="#000066"/>
    </style:style>
    <style:style style:name="T17" style:family="text">
      <style:text-properties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99" fo:min-height="1.41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99" fo:min-height="1.97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fff99" fo:min-height="1.11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pan text:style-name="T1">DOKUMENTACJA </text:span>]</text:p>
      <text:p text:style-name="P2">Master Node VSCP</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elizujący:</text:p>
      <text:list xml:id="list13285056591" text:style-name="L1">
        <text:list-item>
          <text:list>
            <text:list-item>
              <text:p text:style-name="P15"><text:span text:style-name="T2">Jarosław Kostrz </text:span>– grupa 31</text:p>
            </text:list-item>
            <text:list-item>
              <text:p text:style-name="P15"><text:span text:style-name="T2">Przemysław Fierek </text:span>– grupa 32</text:p>
            </text:list-item>
          </text:list>
        </text:list-item>
      </text:list>
      <text:p text:style-name="P4"><text:soft-page-break/>Założenia:</text:p>
      <text:list xml:id="list1722637186" text:style-name="L2">
        <text:list-item>
          <text:list>
            <text:list-item>
              <text:p text:style-name="P16">Założeniem projektu jest zaimplementowanie kompletnego węzła głównego protokołu VSCP dla systmów linux'owych.</text:p>
            </text:list-item>
            <text:list-item>
              <text:p text:style-name="P16">Węzeł będzie komunikował się z pozostałymi węzłami przy pomocy RS232, (format ramki zgodny z dokumentacją protokołu VSCP).</text:p>
            </text:list-item>
            <text:list-item>
              <text:p text:style-name="P16">Pomiar wartości oraz sterowanie przy pomocy interfejsu WEB'owego.</text:p>
            </text:list-item>
            <text:list-item>
              <text:p text:style-name="P16">Przeportowanie na platforme <text:span text:style-name="T7">OpenWRT 10.03.</text:span></text:p>
            </text:list-item>
            <text:list-item>
              <text:p text:style-name="P17">Obsługiwane węzły – termometr, wilgotność, włącznik (switch) ze ściemnianiem.</text:p>
            </text:list-item>
          </text:list>
        </text:list-item>
      </text:list>
      <text:p text:style-name="Standard"/>
      <text:p text:style-name="Standard"/>
      <text:p text:style-name="Standard"><text:span text:style-name="T7">Wykorzystane technologie</text:span>:</text:p>
      <text:list xml:id="list168117314" text:style-name="L3">
        <text:list-item>
          <text:list>
            <text:list-item>
              <text:p text:style-name="P18">HTML</text:p>
            </text:list-item>
            <text:list-item>
              <text:p text:style-name="P18">CSS</text:p>
            </text:list-item>
            <text:list-item>
              <text:p text:style-name="P18">JavaScript</text:p>
            </text:list-item>
            <text:list-item>
              <text:p text:style-name="P18">AJAX</text:p>
            </text:list-item>
            <text:list-item>
              <text:p text:style-name="P18">CGI</text:p>
            </text:list-item>
            <text:list-item>
              <text:p text:style-name="P18">ANSI C / C++</text:p>
            </text:list-item>
            <text:list-item>
              <text:p text:style-name="P18">Linux (openWRT)</text:p>
            </text:list-item>
            <text:list-item>
              <text:p text:style-name="P18">protokół UDP</text:p>
            </text:list-item>
            <text:list-item>
              <text:p text:style-name="P18">Lighttpd (serwer WWW)</text:p>
            </text:list-item>
          </text:list>
        </text:list-item>
      </text:list>
      <text:p text:style-name="Standard"/>
      <text:p text:style-name="P4">Informacje krótkie informacje na temat wybranych technologii:</text:p>
      <text:p text:style-name="P4"><text:span text:style-name="T11">AJAX</text:span><text:span text:style-name="T12"> </text:span><text:span text:style-name="T10">(</text:span><text:a xlink:type="simple" xlink:href="http://pl.wikipedia.org/wiki/Język_angielski"><text:span text:style-name="T14">ang.</text:span></text:a><text:span text:style-name="T12"> </text:span><text:span text:style-name="T13">Asynchronous JavaScript and XML</text:span><text:span text:style-name="T10">, asynchroniczny JavaScript i XML) – technologia tworzenia aplikacji internetowych, w której interakcja </text:span><text:a xlink:type="simple" xlink:href="http://pl.wikipedia.org/wiki/Client-side"><text:span text:style-name="T14">użytkownika</text:span></text:a><text:span text:style-name="T12"> </text:span><text:span text:style-name="T10">z </text:span><text:a xlink:type="simple" xlink:href="http://pl.wikipedia.org/wiki/Server-side"><text:span text:style-name="T14">serwerem</text:span></text:a><text:span text:style-name="T12"> </text:span><text:span text:style-name="T10">odbywa się bez przeładowywania całego dokumentu, w sposób asynchroniczny. Ma to umożliwiać bardziej dynamiczną interakcję z użytkownikiem niż w tradycyjnym modelu, w którym każde żądanie nowych danych wiąże się z przesłaniem całej strony </text:span><text:a xlink:type="simple" xlink:href="http://pl.wikipedia.org/wiki/HTML"><text:span text:style-name="T14">HTML</text:span></text:a><text:span text:style-name="T10">.</text:span></text:p>
      <text:p text:style-name="P19"/>
      <text:p text:style-name="Standard"><text:span text:style-name="T9">CGI</text:span><text:span text:style-name="T12"> </text:span><text:span text:style-name="T10">(</text:span><text:a xlink:type="simple" xlink:href="http://pl.wikipedia.org/wiki/Język_angielski"><text:span text:style-name="T14">ang.</text:span></text:a><text:span text:style-name="T12"> </text:span><text:span text:style-name="T13">Common Gateway Interface</text:span><text:span text:style-name="T10">) – znormalizowany </text:span><text:a xlink:type="simple" xlink:href="http://pl.wikipedia.org/wiki/Application_Programming_Interface"><text:span text:style-name="T14">interfejs</text:span></text:a><text:span text:style-name="T10">, umożliwiający komunikację pomiędzy oprogramowaniem </text:span><text:a xlink:type="simple" xlink:href="http://pl.wikipedia.org/wiki/Serwer_WWW"><text:span text:style-name="T14">serwera WWW</text:span></text:a><text:span text:style-name="T12"> </text:span><text:span text:style-name="T10">a innymi programami znajdującymi się na serwerze. Zazwyczaj program serwera WWW wysyła do przeglądarki statyczne dokumenty HTML. Za pomocą programów CGI można dynamicznie (na żądanie klienta) generować dokumenty HTML uzupełniając je np. treścią pobieraną z bazy danych.</text:span></text:p>
      <text:p text:style-name="Standard"/>
      <text:p text:style-name="Standard"/>
      <text:p text:style-name="Standard"/>
      <text:p text:style-name="P4">Opis funkcji VSCPd (Very Simple Control Protocol Deamon):</text:p>
      <text:p text:style-name="P4"><text:tab/><text:span text:style-name="T8">Aplikacja daemona pracuje w tle i odpowieda za odbieranie danych od zewnętrznych węzłów komunikujących się z głównym węzłem przy pomocy portu RS232. Węzeł główny przechwuje w swojej pamięci informacje dotyczące temperatury, jednostki temperatury, wilgotności, stanu włączonego przełącznika. Informacje o zdarzeniach wypisywane są na ekran oraz logowane są do pliku. Informację przechowywane przez daemona przekazywane są do interfejsu webowego za pośrednictwem skryptu CGI. Interfejs webowy cyklicznie za pośrednictwem skryptu CGI wysyła ramkę z zapytanie, na którą daemon odpowiada danymi z aktywnych węzłów. Dane wymieniane między interfejsem webowy a skryptem CGI wymieniane z wykorzystaniem technologii gniazd i protokołu UDP. Dane między daemonem VSCP i skryptem wymieniane są w formacie ramki VSCP, natomiast między interfejsem webowym postaci obiektowej notacji JavaScript (JSON). Więcej szczegółów dotyczących konkretnych rodzajów ramek wykorzystywanych w projekcie znajduje się w dokumentacji.</text:span></text:p>
      <text:p text:style-name="Standard"/>
      <text:p text:style-name="Standard"/>
      <text:p text:style-name="P4"><text:soft-page-break/>Opis komunikacji z zewnętrznym węzłem z wykorzystaniem protokołu VSCP:</text:p>
      <text:p text:style-name="Standard"><text:tab/>Wszystkie informacje z zewnętrznymi urządzeniami przesyłane są zgodnie z formatem zaproponowany przez autora modułu CAN4VSCP, umożliwiającego przesyłanie danych przez RS232. Format nagłówka CAN oraz ramki przesyłanej przez RS232 został wyszczególniony poniżej.</text:p>
      <text:p text:style-name="Standard"/>
      <text:p text:style-name="Standard"/>
      <text:p text:style-name="P4">Mapa bitów nagłówka CAN [ CAN_HEADER ]:</text:p>
      <text:p text:style-name="Standard">0 – 7 :<text:tab/><text:tab/><text:span text:style-name="T7">Originating-Address</text:span> [ <text:span text:style-name="T3">Adress</text:span> <text:span text:style-name="T3">nadawcy</text:span> ]</text:p>
      <text:p text:style-name="Standard">8 – 15 :<text:tab/><text:span text:style-name="T7">Type</text:span> [ <text:span text:style-name="T3">Typ</text:span> ]</text:p>
      <text:p text:style-name="Standard">16 – 24 :<text:tab/><text:span text:style-name="T7">Class</text:span> [ <text:span text:style-name="T3">Klasa</text:span> ]</text:p>
      <text:p text:style-name="Standard">25 :<text:tab/><text:tab/><text:span text:style-name="T7">Hard-coded</text:span> <text:s/>[ <text:span text:style-name="T3">Nickname</text:span> <text:span text:style-name="T3">węzeła</text:span> <text:span text:style-name="T3">zakodowany</text:span> <text:span text:style-name="T3">na</text:span> <text:span text:style-name="T3">stałe</text:span> ]</text:p>
      <text:p text:style-name="Standard">26 – 28 :<text:tab/><text:span text:style-name="T7">Priority</text:span> [ <text:span text:style-name="T3">Priorytet</text:span> ]</text:p>
      <text:p text:style-name="Standard">29 – 31 :<text:tab/><text:span text:style-name="T7">Not</text:span> <text:span text:style-name="T7">used</text:span> [ <text:span text:style-name="T3">Nie</text:span> <text:span text:style-name="T3">używane</text:span> ]</text:p>
      <text:p text:style-name="Standard"/>
      <text:p text:style-name="Standard"/>
      <text:p text:style-name="P4">Format ramki:</text:p>
      <text:list xml:id="list1649471252" text:style-name="L4">
        <text:list-item>
          <text:p text:style-name="P20">[ <text:span text:style-name="T3">DLE</text:span> ]</text:p>
        </text:list-item>
        <text:list-item>
          <text:p text:style-name="P20">[ <text:span text:style-name="T3">STX</text:span> ]</text:p>
        </text:list-item>
        <text:list-item>
          <text:p text:style-name="P20">[ <text:span text:style-name="T3">CAN</text:span>_<text:span text:style-name="T3">HEADER</text:span>_<text:span text:style-name="T3">MSB</text:span> ]</text:p>
        </text:list-item>
        <text:list-item>
          <text:p text:style-name="P20">[ … ]</text:p>
        </text:list-item>
        <text:list-item>
          <text:p text:style-name="P20">[ <text:span text:style-name="T3">CAN_HEADER_LSB</text:span> ]</text:p>
        </text:list-item>
        <text:list-item>
          <text:p text:style-name="P20">[ <text:span text:style-name="T3">FLAGS</text:span> ]</text:p>
        </text:list-item>
        <text:list-item>
          <text:p text:style-name="P20">[ <text:span text:style-name="T5">DATA_BYTE0</text:span> ] </text:p>
        </text:list-item>
        <text:list-item>
          <text:p text:style-name="P20">[ <text:span text:style-name="T3">DATA</text:span>_<text:span text:style-name="T3">BYTE1</text:span> ]</text:p>
        </text:list-item>
        <text:list-item>
          <text:p text:style-name="P20">[ <text:span text:style-name="T3">DATA</text:span>_<text:span text:style-name="T3">BYTE2</text:span> ]</text:p>
        </text:list-item>
        <text:list-item>
          <text:p text:style-name="P20">[ … ]</text:p>
        </text:list-item>
        <text:list-item>
          <text:p text:style-name="P20">[ <text:span text:style-name="T3">DATA</text:span>_<text:span text:style-name="T3">BYTE7</text:span> ]</text:p>
        </text:list-item>
        <text:list-item>
          <text:p text:style-name="P20">[ <text:span text:style-name="T3">ETX</text:span> ]</text:p>
        </text:list-item>
        <text:list-item>
          <text:p text:style-name="P20">[ <text:span text:style-name="T3">DLE</text:span> ]</text:p>
        </text:list-item>
      </text:list>
      <text:p text:style-name="Standard"/>
      <text:p text:style-name="Standard"/>
      <text:p text:style-name="Standard"/>
      <text:p text:style-name="P4">Typy i klasy protokołu VSCP wykorzystywane w projekcie:</text:p>
      <text:p text:style-name="Standard"/>
      <text:p text:style-name="Standard">Dane dotyczące pomiarów:</text:p>
      <text:p text:style-name="Standard">Class: <text:span text:style-name="T7">MEASUREMENT</text:span> [ 10 ]</text:p>
      <text:list xml:id="list851818795" text:style-name="L5">
        <text:list-item>
          <text:p text:style-name="P21">Type: <text:span text:style-name="T3">TEMPERATURE</text:span> [ 6 ]</text:p>
        </text:list-item>
        <text:list-item>
          <text:p text:style-name="P21">Type: <text:span text:style-name="T3">HUMIDITY</text:span> [35]</text:p>
        </text:list-item>
      </text:list>
      <text:p text:style-name="Standard"/>
      <text:p text:style-name="Standard">Dane z zapytanie o stan wszystkich węzłów:</text:p>
      <text:p text:style-name="Standard">Class: <text:span text:style-name="T7">DATA</text:span> [ 15 ]</text:p>
      <text:list xml:id="list702105785" text:style-name="L6">
        <text:list-item>
          <text:p text:style-name="P22">Type: <text:span text:style-name="T3">UNDEFINED</text:span> [ 0 ]</text:p>
        </text:list-item>
      </text:list>
      <text:p text:style-name="Standard"/>
      <text:p text:style-name="Standard">Dane dotyczące przycisku i stanu przycisku, a także stanu węzła:</text:p>
      <text:p text:style-name="Standard">Class: <text:span text:style-name="T7">INFORMATION</text:span> [ 20 ]</text:p>
      <text:list xml:id="list1835484522" text:style-name="L7">
        <text:list-item>
          <text:p text:style-name="P23">Type: <text:span text:style-name="T4">BUTTON</text:span> [ 1 ]</text:p>
        </text:list-item>
        <text:list-item>
          <text:p text:style-name="P23">Type: <text:span text:style-name="T3">ON</text:span> [ 3 ]</text:p>
        </text:list-item>
        <text:list-item>
          <text:p text:style-name="P23">Type: <text:span text:style-name="T3">OFF</text:span> [ 4 ]</text:p>
        </text:list-item>
        <text:list-item>
          <text:p text:style-name="P23">Type: <text:span text:style-name="T3">NODE</text:span> <text:span text:style-name="T3">HEARBEAT</text:span> [ 9 ]</text:p>
        </text:list-item>
      </text:list>
      <text:p text:style-name="Standard"/>
      <text:p text:style-name="Standard"><text:soft-page-break/></text:p>
      <text:p text:style-name="Standard">Szczegóły mapa bajtów:</text:p>
      <text:list xml:id="list1263357824" text:style-name="L8">
        <text:list-item>
          <text:p text:style-name="P24">TEMPERATURE (Temperatura):</text:p>
        </text:list-item>
        <text:list-item>
          <text:p text:style-name="P25">BYTE 0 – jednostka temperatury [ 0 – Kelvin, 1 - Celsjusz, 2 – Fahrenheit ]</text:p>
        </text:list-item>
        <text:list-item>
          <text:p text:style-name="P25">BYTE 1 – MSB temperatury</text:p>
        </text:list-item>
        <text:list-item>
          <text:p text:style-name="P25">BYTE 2 – LSB temperatury</text:p>
        </text:list-item>
        <text:list-item>
          <text:p text:style-name="P24">HUMIDITIY (Wilgotność):</text:p>
        </text:list-item>
        <text:list-item>
          <text:p text:style-name="P25">BYTE 0 – MSB wilgotności</text:p>
        </text:list-item>
        <text:list-item>
          <text:p text:style-name="P25">BYTE 1 – LSB wilgotności</text:p>
        </text:list-item>
        <text:list-item>
          <text:p text:style-name="P24">BUTTON (Przycisk):</text:p>
        </text:list-item>
        <text:list-item>
          <text:p text:style-name="P25">BYTE 0 - [ Bity: 3-7 - liczba powtórzeń przycisku, <text:line-break/> <text:s text:c="29"/>2 – przycisk naciśnięty i zwolniony ]</text:p>
        </text:list-item>
        <text:list-item>
          <text:p text:style-name="P25">BYTE 1 – Strefa [ 255 – wszystkie strefy ]</text:p>
        </text:list-item>
        <text:list-item>
          <text:p text:style-name="P25">BYTE 2 – Podstrefa [ 255 <text:s/>- wszystkie podstrefy ]</text:p>
        </text:list-item>
        <text:list-item>
          <text:p text:style-name="P25">BYTE 3 – Kod przycisku [ ID przycisku ]</text:p>
        </text:list-item>
        <text:list-item>
          <text:p text:style-name="P24">ON (Informacja o włączeniu)</text:p>
        </text:list-item>
        <text:list-item>
          <text:p text:style-name="P25">BYTE 0 – Kod przycisku [ ID przycisku ]</text:p>
        </text:list-item>
        <text:list-item>
          <text:p text:style-name="P25">BYTE 1 – Strefa </text:p>
        </text:list-item>
        <text:list-item>
          <text:p text:style-name="P25">BYTE 2 – Podstrefa</text:p>
        </text:list-item>
        <text:list-item>
          <text:p text:style-name="P27">OFF (Informacja o wyłączeniu)</text:p>
        </text:list-item>
        <text:list-item>
          <text:p text:style-name="P26">BYTE 0 – Kod przycisku [ID przycisku ]</text:p>
        </text:list-item>
        <text:list-item>
          <text:p text:style-name="P26">BYTE 1 – Strefa</text:p>
        </text:list-item>
        <text:list-item>
          <text:p text:style-name="P26">BYTE 2 – Podstrefa</text:p>
        </text:list-item>
      </text:list>
      <text:p text:style-name="P5"/>
      <text:p text:style-name="P6">Jak przesyłana jest temperatura lub wilgotność?</text:p>
      <text:p text:style-name="P7"><text:tab/>Informacje temperatura z węzła przychodzi w następującej postaci: +/-2417.</text:p>
      <text:p text:style-name="P7"><text:tab/>Rzeczywista temperatura to +/- 24.17*C.</text:p>
      <text:p text:style-name="P7"><text:tab/></text:p>
      <text:p text:style-name="P7"><text:tab/>Informacja z węzła zapisywana jest w postaci 7512.</text:p>
      <text:p text:style-name="P7"><text:tab/>Rzeczywista temperatura to 75.12% RH.</text:p>
      <text:p text:style-name="P7"><text:tab/></text:p>
      <text:p text:style-name="P7"><text:tab/>Dzięki takiemu zapisowi temperatury informacja może być zapisywana na 2 bajtach, ze <text:tab/>znakiem daje to 2^15 wartości a to daje zakres od +/-0 – 32768 czyli <text:s/>+/- 0 – 327.68 *C.</text:p>
      <text:p text:style-name="P7"/>
      <text:p text:style-name="P8">Opis działania VSCPc:</text:p>
      <text:p text:style-name="P7"><text:tab/>VSCPc jest skryptem CGI, który pośredniczy w komunikacji między interfejsem webowym, a daemonem VSCP. Interfejs webowy w określonych odstępach czasu wysyła zapytanie [ <text:span text:style-name="T3">klasa</text:span>: <text:span text:style-name="T3">15</text:span>, <text:span text:style-name="T3">typ</text:span>: <text:span text:style-name="T3">0</text:span> ], które jest przekazywane do daemona. Daemon odpowiada na to zapytanie danymi ze wszystkich aktywnych węzłów w formacie <text:span text:style-name="T7">JSON</text:span> (przykładowa ramka odpowiedzi w tym formacie znajduje się poniżej).</text:p>
      <text:p text:style-name="P7"/>
      <text:p text:style-name="P8">Przesyłany obiekt JSON:</text:p>
      <text:p text:style-name="P7">Przykładowa ramka przsyłająca informacje dotyczące temperatury, wilgotności i stanu przycisku dla urządzeń o nickname 4 i 6.</text:p>
      <text:p text:style-name="P8"/>
      <text:p text:style-name="P9">{"success":true,<text:line-break/>"data": [<text:line-break/>{"class":"10", "type":"6", "id":"4", "params": {"<text:span text:style-name="T7">unit</text:span>":"1", "<text:span text:style-name="T7">value</text:span>":"2417"}}<text:line-break/>{"class":"10", "type":"35", "id":"4", "params": {"<text:span text:style-name="T7">value</text:span>":"7012"}}<text:line-break/>{"class":"20", "type":"3", "id":"4"}<text:line-break/>{"class":"10", "type":"6", "id":"6", "params": {"<text:span text:style-name="T7">unit</text:span>":"0", "<text:span text:style-name="T7">value</text:span>":"0"}}<text:line-break/>{"class":"10", "type":"35", "id":"6", "params": {"<text:span text:style-name="T7">value</text:span>":"0"}}<text:line-break/><text:soft-page-break/>{"class":"20", "type":"3", "id":"6"} ]}</text:p>
      <text:p text:style-name="P10"/>
      <text:p text:style-name="P10"><text:span text:style-name="T7">class</text:span> – klasa zdarzenia</text:p>
      <text:p text:style-name="P10"><text:span text:style-name="T7">type</text:span> – typ zdarzenia</text:p>
      <text:p text:style-name="P10"><text:span text:style-name="T7">unit</text:span> – jednostka temperatury</text:p>
      <text:p text:style-name="P10"><text:span text:style-name="T7">value</text:span> – wartość temperatury lub wilgotności</text:p>
      <text:p text:style-name="P10"/>
      <text:p text:style-name="P11">Intefejs WEBowy:</text:p>
      <text:p text:style-name="P10"><text:tab/>Stworzony z wykorzystaniem technologii AJAX, JavaScript, HTML, CSS. Odpowiedzialny za prezentowanie danych, odebranych z węzłów. Poszególne wskazania można grupować, korzystajac z techniki drag and drop, na drzewku dostępnych opcji. Stan drzewka zapisywany jest w Cookies.</text:p>
      <text:p text:style-name="P10"/>
      <text:p text:style-name="P11">Kompilacja pakietu na OpenWRT:</text:p>
      <text:p text:style-name="P10">Aby skompilować na architekture MIPSEL należy mieć zainstalowane w systemie odpowiednie narzędzia:</text:p>
      <text:p text:style-name="P10"/>
      <text:p text:style-name="P14"><text:span text:style-name="T6">sudo</text:span> <text:span text:style-name="T6">apt-get</text:span> <text:span text:style-name="T6">install</text:span> subversion build-essential</text:p>
      <text:p text:style-name="P14"/>
      <text:p text:style-name="P14">Następnie sklonować repozytorium z SVN:</text:p>
      <text:p text:style-name="P14"/>
      <text:p text:style-name="P14"><text:span text:style-name="T6">mkdir</text:span> ~<text:span text:style-name="T15">/</text:span>openwrt</text:p>
      <text:p text:style-name="P13"><text:span text:style-name="T16">cd</text:span> openwrt</text:p>
      <text:p text:style-name="P14"><text:span text:style-name="T7">svn co svn</text:span>://svn.openwrt.org/openwrt/branches/backfire</text:p>
      <text:p text:style-name="P12"><text:span text:style-name="T16">cd</text:span> backfire</text:p>
      <text:p text:style-name="P12"/>
      <text:p text:style-name="P12">Kolejnym krokiem jest pobranie i zainstalowanie pakietów dodatkowych:</text:p>
      <text:p text:style-name="P12"/>
      <text:p text:style-name="P12">.<text:span text:style-name="T15">/</text:span>scripts<text:span text:style-name="T15">/</text:span>feeds <text:span text:style-name="T7">update</text:span> -a</text:p>
      <text:p text:style-name="P13">.<text:span text:style-name="T15">/</text:span>scripts<text:span text:style-name="T15">/</text:span>feeds <text:span text:style-name="T6">install</text:span> -a</text:p>
      <text:p text:style-name="P13"/>
      <text:p text:style-name="P13">Następnie korzystając z polecenia „<text:span text:style-name="T7">make</text:span> <text:span text:style-name="T7">menuconfig</text:span>” wybieramy pakiety których potrzebujemy, zaleca się zaznaczenie wszystkich bibliotek (gałąź library), lighttpd wraz z obsługą odpowiednich pluginów (CGI, FCGI, Security) i zaznaczenie opcji kompilacji SDK z głównego MENU. Po zaznaczeniu tych opcji wydajemy polecenie „make -j4” i czekamy na zakończenie procesu.</text:p>
      <text:p text:style-name="P13">Po zakończeniu procesu budowania należy skopiować z katalogu bin/brcm47xx/OpenWrt-SDK-brcm47xx.... do własnego katalogu, oraz rozpakować ten plik. Następnie wchodzimy do katalogu z sdk i w katalogu packages umieszczamy vscpd i vscpc. Z katalogu głównego SDK wydajemy polecenie „<text:span text:style-name="T7">make”</text:span><text:span text:style-name="T17">, gdy proces kompilacji przebiegnie pomyślnie w katalogu bin/brcm47xx mam pomyślnie skompilowane paczki z programem (</text:span><text:span text:style-name="T7">vscpd</text:span><text:span text:style-name="T17"> i </text:span><text:span text:style-name="T7">vscpc</text:span><text:span text:style-name="T17">), które wrzucamy na router i instalujemy. Daemona uruchamiamy poleceniem „</text:span><text:span text:style-name="T7">vscpd</text:span><text:span text:style-name="T17">”.</text:span></text:p>
      <text:p text:style-name="P12">Zwartość z WebInteface kopiujemy do folderu „/www” routera. </text:p>
      <text:p text:style-name="P12"/>
      <text:p text:style-name="P13"><text:span text:style-name="T17">Uruchamiamy serwer „lighttpd” i możemy się cieszyć działającym </text:span><text:span text:style-name="T7">Master VSCP Node.</text:span></text:p>
      <text:p text:style-name="P32"><text:s/></text:p>
      <text:p text:style-name="P10"/>
      <text:p text:style-name="P10"/>
      <text:p text:style-name="P10"/>
      <text:p text:style-name="P10"/>
      <text:p text:style-name="P11"><text:soft-page-break/>Rozbudowa projektu:</text:p>
      <text:p text:style-name="P10">Aby dodać do projektu obsługę nowych komponentów należy zmodyfikować następujace pliki:</text:p>
      <text:p text:style-name="P10">vscpd/src/src/firmware_vscp.c</text:p>
      <text:p text:style-name="P10">vscpd/src/main.c</text:p>
      <text:p text:style-name="P10">vscpc/src/main.c</text:p>
      <text:p text:style-name="P10">….</text:p>
      <text:p text:style-name="P10"/>
      <text:p text:style-name="P10">Poniżej znajduje się przykład dodania obsługi pomiaru prędkości. W przykładach podaje konkretne funkcji i oraz pliki w których należy dokonać edycji oraz przezntuję fragmenty kodu które umożliwą uzyskanie tej przykładowej funkcjonalności.</text:p>
      <text:p text:style-name="P10"/>
      <text:p text:style-name="P10"/>
      <text:p text:style-name="P10"/>
      <text:p text:style-name="P11">VSCPd:</text:p>
      <text:p text:style-name="P10">Modyfikacja daemona polega na dodaniu obsługi określonego zdarzenia od danego węzła, oraz na napisaniu fragmentu kodu dla odpowiedzi do VSCPc. Edycję rozpoczynamy od edycji pliku vscpd/src/src/firmware_vscp.c i tam w funkcji „<text:span text:style-name="T7">vscp_handleProtocolEvent</text:span>()” dodajemy obsługę nowego zdarzenia. </text:p>
      <text:p text:style-name="P10"/>
      <text:p text:style-name="P10">Przykład:</text:p>
      <text:p text:style-name="P10">Dodanie pomiaru prędkości wiatru:</text:p>
      <text:p text:style-name="P10">Na końcu funkcji „void vscp_handleProtocolEvent()” dodajemy obsługę zdarzenia typu pomiar (klasa MEASUREMENT). </text:p>
      <text:p text:style-name="P10"/>
      <text:p text:style-name="P30">Przykładowy fragment kodu:</text:p>
      <text:p text:style-name="P10"><draw:frame text:anchor-type="paragraph" draw:z-index="0" draw:style-name="gr1" draw:text-style-name="P33" svg:width="16.934cm" svg:height="5.682cm" svg:x="0.314cm" svg:y="0.453cm"><draw:text-box><text:p text:style-name="P33"><text:span text:style-name="T21">if(</text:span><text:span text:style-name="T22">VSCP</text:span><text:span text:style-name="T21">_</text:span><text:span text:style-name="T22">CLASS1</text:span><text:span text:style-name="T21">_</text:span><text:span text:style-name="T22">MEASUREMENT</text:span><text:span text:style-name="T21"> == vscp_imsg.class) {</text:span></text:p><text:p text:style-name="P33"><text:span text:style-name="T21">uint8_t x;</text:span></text:p><text:p text:style-name="P33"><text:span text:style-name="T21"><text:tab/></text:span></text:p><text:p text:style-name="P33"><text:span text:style-name="T22">switch</text:span><text:span text:style-name="T21">(vscp_imsg.type) {</text:span></text:p><text:p text:style-name="P33"><text:span text:style-name="T21"><text:tab/></text:span><text:span text:style-name="T21"><text:tab/></text:span><text:span text:style-name="T22">case</text:span><text:span text:style-name="T21"> VSCP_TYPE_MEASUREMENT_SPEED:</text:span></text:p><text:p text:style-name="P33"><text:span text:style-name="T21"><text:tab/></text:span><text:span text:style-name="T21"><text:tab/></text:span><text:span text:style-name="T21"><text:tab/></text:span><text:span text:style-name="T22">if</text:span><text:span text:style-name="T21">((vscp_imsg.flags &amp; 0x0F) == 3) {//3 – liczba bajtów wymaganych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2">for</text:span><text:span text:style-name="T21">(x=0; x&lt;2; x++) ((uint8_t*)&amp;node_speed[vscp_imsg.oaddr])[x] = vscp_imsg.data[x+1]; </text:span></text:p><text:p text:style-name="P33"><text:span text:style-name="T21"><text:tab/></text:span><text:span text:style-name="T21"><text:tab/></text:span><text:span text:style-name="T21"><text:tab/></text:span><text:span text:style-name="T21">//wyciagam interesujace mnie dane z ramki</text:span></text:p><text:p text:style-name="P33"><text:span text:style-name="T21"><text:tab/></text:span><text:span text:style-name="T21"><text:tab/></text:span><text:span text:style-name="T21"><text:tab/></text:span><text:span text:style-name="T21">}</text:span></text:p><text:p text:style-name="P33"><text:span text:style-name="T21"><text:tab/></text:span><text:span text:style-name="T21"><text:tab/></text:span><text:span text:style-name="T21"><text:tab/></text:span><text:span text:style-name="T21"><text:tab/></text:span><text:span text:style-name="T22">break</text:span><text:span text:style-name="T21">;</text:span></text:p><text:p text:style-name="P33"><text:span text:style-name="T21"><text:tab/></text:span><text:span text:style-name="T21"><text:tab/></text:span><text:span text:style-name="T21"><text:tab/></text:span><text:span text:style-name="T22">default</text:span><text:span text:style-name="T21">:</text:span></text:p><text:p text:style-name="P33"><text:span text:style-name="T21"><text:tab/></text:span><text:span text:style-name="T21"><text:tab/></text:span><text:span text:style-name="T21"><text:tab/></text:span><text:span text:style-name="T21"><text:tab/></text:span><text:span text:style-name="T22">break</text:span><text:span text:style-name="T21">;</text:span></text:p><text:p text:style-name="P33"><text:span text:style-name="T21"><text:tab/></text:span><text:span text:style-name="T21"><text:tab/></text:span><text:span text:style-name="T21">}</text:span></text:p><text:p text:style-name="P33"><text:span text:style-name="T21">}</text:span><text:span text:style-name="T21"><text:tab/></text:span><text:span text:style-name="T21">// CLASS10.MEASUREMENT event</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Następnie musimy zająć plikiem „main.c” w którym znajduje się kod odpowiedzialny za przesłanie danych do <text:span text:style-name="T7">VSCPc.</text:span> Aby możliwa była przekazanie danych składowanych w tablicy node_speed[] należy w funkcji dla wątku „web_thread_fun” dodać wysyłanie odpowiedniej ramki (poniżej odpowiedzi na temp i wilgotność) . W tym celu wypełniamy ramke „web_msg” odpowiednimi danymi do przesłania. Wypełniamy dane class i type zgodnie z klasą i typem zdarzenia. W przypadku pomiarów prędkości class = 10 (MEASUREMENT), type = 32 (SPEED) oraz zwyczajnie wysłać ramke korzystając z funkcji „sendto()”;</text:p>
      <text:p text:style-name="P10"/>
      <text:p text:style-name="P30">Przykładowy fragment kodu:</text:p>
      <text:p text:style-name="P10"><draw:frame text:anchor-type="paragraph" draw:z-index="1" draw:style-name="gr2" draw:text-style-name="P33" svg:width="16.405cm" svg:height="2.842cm" svg:x="0.519cm" svg:y="0.339cm"><draw:text-box><text:p><text:span text:style-name="T21">web_msg.class = </text:span><text:span text:style-name="T22">VSCP</text:span><text:span text:style-name="T21">_</text:span><text:span text:style-name="T22">CLASS1</text:span><text:span text:style-name="T21">_</text:span><text:span text:style-name="T22">MEASUREMENT</text:span><text:span text:style-name="T21">;</text:span></text:p><text:p><text:span text:style-name="T21">//speed</text:span></text:p><text:p><text:span text:style-name="T21">web_msg.type = </text:span><text:span text:style-name="T22">VSCP</text:span><text:span text:style-name="T21">_</text:span><text:span text:style-name="T22">TYPE</text:span><text:span text:style-name="T21">_</text:span><text:span text:style-name="T22">MEASUREMENT</text:span><text:span text:style-name="T21">_</text:span><text:span text:style-name="T22">SPEED</text:span><text:span text:style-name="T21">;</text:span></text:p><text:p><text:span text:style-name="T22">memcpy</text:span><text:span text:style-name="T21">((void*)&amp;web_msg.data[1], (void*)&amp;node_speed[i], sizeof(short)); //wypelniamy ramke danymi z node_speed</text:span></text:p><text:p><text:span text:style-name="T21"/></text:p><text:p><text:span text:style-name="T21">rv = </text:span><text:span text:style-name="T22">sendto</text:span><text:span text:style-name="T21">(net_fd, &amp;web_msg, web_msg_len, 0, (struct sockaddr*)&amp;saddr, saddr_len); //wysylamy</text:span></text:p></draw:text-box></draw:frame></text:p>
      <text:p text:style-name="P10"/>
      <text:p text:style-name="P10"/>
      <text:p text:style-name="P10"/>
      <text:p text:style-name="P10"><text:soft-page-break/>Należy pamiętać o utworzniu gdzie zmiennej node_speed[], najlepszym miejscem do tego jest plik „vscp_config.h” tam dodajemy odpowiednia definicję tablicy. </text:p>
      <text:p text:style-name="P10"/>
      <text:p text:style-name="P10">Wykonanie wyżej wymienionych kroków kończy edycję daemona. Należy odpowiednio wyedytować skrypt CGI, <text:span text:style-name="T18">zachowaniem kolejności odbierania komunikatów takiej jak w daemonie</text:span><text:span text:style-name="T19"> (po prostu zachować taką samą koleność </text:span><text:span text:style-name="T20">recvfrom()</text:span><text:span text:style-name="T19">).</text:span></text:p>
      <text:p text:style-name="P11"/>
      <text:p text:style-name="P11">VSCPc:</text:p>
      <text:p text:style-name="P10">Edycja skryptu CGI polega odebraniu danych oraz odpowiednim ich wydrukowaniu. Do odebrania danych od daemona wykorzystujemy funkcje <text:span text:style-name="T7">recvfrom() </text:span>(należy pamiętać o odpowiedniej koleność odbierania komunikatów). Wydruk danych polega na dodaniu odpowiedniego <text:span text:style-name="T7">printf() </text:span></text:p>
      <text:p text:style-name="P10">z danymi pobranymi wcześniej przy pomocy <text:span text:style-name="T7">recvfrom().</text:span> Ten etap kończy edycje skryptu CGI (poniżej znajduje się przykładowy fragment kodu). W tym momencie pozostała edycja odpowiednia edycja interfejsu webowego aby można było <text:s/>zaprezentować odebrane dane. </text:p>
      <text:p text:style-name="P10"/>
      <text:p text:style-name="P30">Przykładowy fragment kodu:</text:p>
      <text:p text:style-name="P10"/>
      <text:p text:style-name="P10"><draw:frame text:anchor-type="paragraph" draw:z-index="2" draw:style-name="gr3" svg:width="17.169cm" svg:height="2.518cm" svg:x="-0.069cm" svg:y="0.023cm"><draw:text-box><text:p><text:span text:style-name="T21">//speed</text:span></text:p><text:p><text:span text:style-name="T22">recvfrom</text:span><text:span text:style-name="T21">(udp_fd, &amp;vscp_msg, vscp_msg_len, 0, (struct sockaddr*)&amp;daddr, &amp;daddr_len);</text:span></text:p><text:p><text:span text:style-name="T22">memcpy</text:span><text:span text:style-name="T21">(&amp;_value, &amp;vscp_msg.data[0], sizeof(short));</text:span></text:p><text:p><text:span text:style-name="T22">printf</text:span><text:span text:style-name="T21">("{%s:\"%d\", %s:\"%d\", %s:\"%d\", %s: {%s:\"%lf\"}},\n", CLASS, vscp_msg.class, TYPE, </text:span><text:span text:style-name="T23">vscp</text:span><text:span text:style-name="T21">_msg.type, ID, vscp_msg.oaddr, PARAMS, VAL, (float)(_value/100.));</text:span></text:p><text:p><text:tab/> <text:s/></text:p></draw:text-box></draw:frame></text:p>
      <text:p text:style-name="P10"/>
      <text:p text:style-name="P10"/>
      <text:p text:style-name="P10"/>
      <text:p text:style-name="P11"/>
      <text:p text:style-name="P11"/>
      <text:p text:style-name="P11">www:</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6T19:37:39</meta:creation-date>
    <meta:generator>LibreOffice/3.5$Linux_X86_64 LibreOffice_project/350m1$Build-2</meta:generator>
    <dc:date>2012-06-10T10:36:03</dc:date>
    <meta:editing-duration>PT2H51M32S</meta:editing-duration>
    <meta:editing-cycles>73</meta:editing-cycles>
    <meta:document-statistic meta:table-count="0" meta:image-count="0" meta:object-count="0" meta:page-count="7" meta:paragraph-count="141" meta:word-count="1460" meta:character-count="10052" meta:non-whitespace-character-count="8728"/>
  </office:meta>
</office:document-meta>
</file>